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4-12-31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4-01-03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3-01-0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2-01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1-01-0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0-02-2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20-01-08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19-01-1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18-01-0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17-01-11 19:15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3101124601</text:p>
          </table:table-cell>
          <table:table-cell office:value-type="string" calcext:value-type="string">
            <text:p>2016-01-13 15:3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